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A0000007BFD7DE90A6ECA0A10.png" manifest:media-type="image/png"/>
  <manifest:file-entry manifest:full-path="Pictures/10000201000000CC000000AF5B7A1BA5BEE65F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standard">
      <style:graphic-properties draw:stroke="none" svg:stroke-color="#000000" draw:fill="none" draw:fill-color="#ffffff" fo:min-height="0.375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556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508f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text-properties fo:color="#00508f" fo:font-size="14pt" fo:font-weight="bold" style:font-size-asian="14pt" style:font-weight-asian="bold" style:font-size-complex="14pt" style:font-weight-complex="bold"/>
    </style:style>
    <style:style style:name="P4" style:family="paragraph">
      <style:text-properties fo:color="#00599d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color="#00599d" fo:font-size="14pt" fo:font-weight="bold" fo:background-color="#5e8ac7" style:font-size-asian="14pt" style:font-weight-asian="bold" style:font-size-complex="14pt" style:font-weight-complex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508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599d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3.948cm" svg:height="3.386cm" svg:x="6.9cm" svg:y="5.9cm">
          <draw:image xlink:href="Pictures/10000201000000CC000000AF5B7A1BA5BEE65F2C.png" xlink:type="simple" xlink:show="embed" xlink:actuate="onLoad">
            <text:p/>
          </draw:image>
        </draw:frame>
        <draw:frame draw:style-name="gr1" draw:text-style-name="P1" draw:layer="layout" svg:width="4.376cm" svg:height="3.9cm" svg:x="3.2cm" svg:y="14cm">
          <draw:image xlink:href="Pictures/100002010000008A0000007BFD7DE90A6ECA0A10.png" xlink:type="simple" xlink:show="embed" xlink:actuate="onLoad">
            <text:p/>
          </draw:image>
        </draw:frame>
        <draw:frame draw:style-name="gr2" draw:text-style-name="P3" draw:layer="layout" svg:width="1.4cm" svg:height="0.806cm" svg:x="8.2cm" svg:y="9.1cm">
          <draw:text-box>
            <text:p text:style-name="P2"><text:span text:style-name="T1">ap1</text:span></text:p>
          </draw:text-box>
        </draw:frame>
        <draw:frame draw:style-name="gr3" draw:text-style-name="P3" draw:layer="layout" svg:width="1.5cm" svg:height="0.806cm" svg:x="22.3cm" svg:y="9.094cm">
          <draw:text-box>
            <text:p text:style-name="P2"><text:span text:style-name="T1">ap2</text:span></text:p>
          </draw:text-box>
        </draw:frame>
        <draw:frame draw:style-name="gr4" draw:text-style-name="P3" draw:layer="layout" svg:width="1.5cm" svg:height="0.806cm" svg:x="3.2cm" svg:y="15.8cm">
          <draw:text-box>
            <text:p text:style-name="P2"><text:span text:style-name="T1">sta1</text:span></text:p>
          </draw:text-box>
        </draw:frame>
        <draw:frame draw:style-name="gr5" draw:text-style-name="P5" draw:layer="layout" svg:width="1.5cm" svg:height="0.806cm" svg:x="21.5cm" svg:y="3.194cm">
          <draw:text-box>
            <text:p text:style-name="P4"><text:span text:style-name="T2">sta2</text:span></text:p>
          </draw:text-box>
        </draw:frame>
        <draw:line draw:style-name="gr6" draw:text-style-name="P6" draw:layer="layout" svg:x1="5.9cm" svg:y1="13.6cm" svg:x2="7.6cm" svg:y2="9.8cm">
          <text:p/>
        </draw:line>
        <draw:line draw:style-name="gr6" draw:text-style-name="P6" draw:layer="layout" svg:x1="12.1cm" svg:y1="7.8cm" svg:x2="20.3cm" svg:y2="7.8cm">
          <text:p/>
        </draw:line>
        <draw:line draw:style-name="gr6" draw:text-style-name="P6" draw:layer="layout" svg:x1="22.5cm" svg:y1="7cm" svg:x2="22.5cm" svg:y2="7.9cm">
          <text:p/>
        </draw:line>
        <draw:frame draw:style-name="gr1" draw:text-style-name="P1" draw:layer="layout" svg:width="4.376cm" svg:height="3.9cm" svg:x="21.6cm" svg:y="1.2cm">
          <draw:image xlink:href="Pictures/100002010000008A0000007BFD7DE90A6ECA0A10.png" xlink:type="simple" xlink:show="embed" xlink:actuate="onLoad">
            <text:p/>
          </draw:image>
        </draw:frame>
        <draw:frame draw:style-name="gr1" draw:text-style-name="P1" draw:layer="layout" svg:width="3.948cm" svg:height="3.386cm" svg:x="21.1cm" svg:y="5.9cm">
          <draw:image xlink:href="Pictures/10000201000000CC000000AF5B7A1BA5BEE65F2C.png" xlink:type="simple" xlink:show="embed" xlink:actuate="onLoad">
            <text:p/>
          </draw:image>
        </draw:frame>
        <draw:frame draw:style-name="gr1" draw:text-style-name="P1" draw:layer="layout" svg:width="3.948cm" svg:height="3.386cm" svg:x="6.9cm" svg:y="5.9cm">
          <draw:image xlink:href="Pictures/10000201000000CC000000AF5B7A1BA5BEE65F2C.png" xlink:type="simple" xlink:show="embed" xlink:actuate="onLoad">
            <text:p/>
          </draw:image>
        </draw:frame>
        <draw:frame draw:style-name="gr4" draw:text-style-name="P3" draw:layer="layout" svg:width="1.5cm" svg:height="0.806cm" svg:x="24.5cm" svg:y="3.294cm">
          <draw:text-box>
            <text:p text:style-name="P2"><text:span text:style-name="T1">sta2</text:span></text:p>
          </draw:text-box>
        </draw:frame>
        <draw:line draw:style-name="gr6" draw:text-style-name="P6" draw:layer="layout" svg:x1="23.3cm" svg:y1="6cm" svg:x2="23.5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2:19:06.028234781</meta:creation-date>
    <dc:date>2020-04-27T12:40:28.963189899</dc:date>
    <meta:editing-duration>PT10M40S</meta:editing-duration>
    <meta:editing-cycles>2</meta:editing-cycles>
    <meta:generator>LibreOffice/6.0.7.3$Linux_X86_64 LibreOffice_project/00m0$Build-3</meta:generator>
    <meta:document-statistic meta:object-count="14"/>
  </office:meta>
</office:document-meta>
</file>